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text:soft-page-break/>-Euh... C'est ptetre moi.</text:p>
      <text:p text:style-name="Standard"/>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3-18T00:05:25.69</dc:date>
    <meta:editing-duration>PT10H20M10S</meta:editing-duration>
    <meta:editing-cycles>496</meta:editing-cycles>
    <meta:generator>OpenOffice/4.1.2$Win32 OpenOffice.org_project/412m3$Build-9782</meta:generator>
    <dc:creator>Thoé </dc:creator>
    <meta:document-statistic meta:table-count="0" meta:image-count="0" meta:object-count="0" meta:page-count="5" meta:paragraph-count="36" meta:word-count="2635" meta:character-count="16031"/>
  </office:meta>
</office:document-meta>
</file>